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51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2.09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0.723cm"/>
    </style:style>
    <style:style style:name="co9" style:family="table-column">
      <style:table-column-properties fo:break-before="auto" style:column-width="11.105cm"/>
    </style:style>
    <style:style style:name="co10" style:family="table-column">
      <style:table-column-properties fo:break-before="auto" style:column-width="2.304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3.09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5037"/>
    <style:style style:name="ce4" style:family="table-cell" style:parent-style-name="Default" style:data-style-name="N37"/>
    <style:style style:name="ce5" style:family="table-cell" style:parent-style-name="Default" style:data-style-name="N5037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5037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50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controle de vers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crever revisão bibliografica referente ao Controle de versã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Estudar Kanban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crever revisão bibliografica referente a Kanban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Escrever capitulo de desenviolviment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Escrever Conclusão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Formatar Relatorio</text:p>
          </table:table-cell>
          <table:table-cell office:value-type="float" office:value="13">
            <text:p>13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 office:value-type="date" office:date-value="2011-09-27">
            <text:p>27/09/11</text:p>
          </table:table-cell>
        </table:table-row>
        <table:table-row table:style-name="ro2">
          <table:table-cell office:value-type="string">
            <text:p>Corrigi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10-01">
            <text:p>01/10/11</text:p>
          </table:table-cell>
        </table:table-row>
        <table:table-row table:style-name="ro2">
          <table:table-cell office:value-type="string">
            <text:p>Criar extratores</text:p>
          </table:table-cell>
          <table:table-cell office:value-type="float" office:value="5">
            <text:p>5</text:p>
          </table:table-cell>
          <table:table-cell office:value-type="date" office:date-value="2011-10-08">
            <text:p>08/10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 office:value-type="date" office:date-value="2011-10-09">
            <text:p>09/10/11</text:p>
          </table:table-cell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 table:style-name="ce4" office:value-type="date" office:date-value="2011-11-10">
            <text:p>10/11/11</text:p>
          </table:table-cell>
        </table:table-row>
        <table:table-row table:style-name="ro2">
          <table:table-cell office:value-type="string">
            <text:p>Estudar Padrão de Projetos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crever revisão bibliografica referente ao Padrão de Projetos</text:p>
          </table:table-cell>
          <table:table-cell office:value-type="float" office:value="5">
            <text:p>5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crever introdução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tudar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2">
          <table:table-cell office:value-type="string">
            <text:p>Escrever revisão bibliografica referente a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1" table:number-rows-repeated="10485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 table:number-columns-repeated="2"/>
          <table:table-cell office:value-type="string">
            <text:p>Estudar Refatoração</text:p>
          </table:table-cell>
        </table:table-row>
        <table:table-row table:style-name="ro2">
          <table:table-cell/>
          <table:table-cell table:style-name="ce2"/>
          <table:table-cell office:value-type="string">
            <text:p>Escrever revisão bibliografica referente a refatoração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 construção de Frameworks</text:p>
          </table:table-cell>
        </table:table-row>
        <table:table-row table:style-name="ro2">
          <table:table-cell table:number-columns-repeated="2"/>
          <table:table-cell office:value-type="string">
            <text:p>Estudar Padrão de Projetos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Padrão de Projetos</text:p>
          </table:table-cell>
        </table:table-row>
        <table:table-row table:style-name="ro2">
          <table:table-cell/>
          <table:table-cell office:value-type="string">
            <text:p>Formatar Relatori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screver introdução</text:p>
          </table:table-cell>
        </table:table-row>
        <table:table-row table:style-name="ro2">
          <table:table-cell table:number-columns-repeated="2"/>
          <table:table-cell office:value-type="string">
            <text:p>Estudar <text:s/>TDD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TDD</text:p>
          </table:table-cell>
        </table:table-row>
        <table:table-row table:style-name="ro2">
          <table:table-cell/>
          <table:table-cell office:value-type="string">
            <text:p>Escrever capitulo de desenviolvimento</text:p>
          </table:table-cell>
          <table:table-cell/>
        </table:table-row>
      </table:table>
      <table:table table:name="Trabalho acumulado" table:style-name="ta1" table:print="false">
        <table:table-column table:style-name="co3" table:default-cell-style-name="ce11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Default"/>
        <table:table-column table:style-name="co4" table:default-cell-style-name="Default"/>
        <table:table-row table:style-name="ro3">
          <table:table-cell table:style-name="ce5" office:value-type="string">
            <text:p>Data</text:p>
          </table:table-cell>
          <table:table-cell table:style-name="ce12" office:value-type="string">
            <text:p>Concluido</text:p>
          </table:table-cell>
          <table:table-cell table:style-name="ce12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6" office:value-type="date" office:date-value="2011-07-08">
            <text:p>08/07/11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52cm" table:end-y="0.287cm" draw:z-index="0" draw:style-name="gr1" svg:width="16.902cm" svg:height="9.031cm" svg:x="1.332cm" svg:y="0.289cm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6" office:value-type="date" office:date-value="2011-07-09">
            <text:p>09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6" office:value-type="date" office:date-value="2011-07-10">
            <text:p>10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6" office:value-type="date" office:date-value="2011-07-11">
            <text:p>11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6" office:value-type="date" office:date-value="2011-07-12">
            <text:p>12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6" office:value-type="date" office:date-value="2011-07-13">
            <text:p>13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6" office:value-type="date" office:date-value="2011-07-14">
            <text:p>14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6" office:value-type="date" office:date-value="2011-07-15">
            <text:p>15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6" office:value-type="date" office:date-value="2011-07-16">
            <text:p>16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6" office:value-type="date" office:date-value="2011-07-17">
            <text:p>17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6" office:value-type="date" office:date-value="2011-07-18">
            <text:p>18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6" office:value-type="date" office:date-value="2011-07-19">
            <text:p>1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6" office:value-type="date" office:date-value="2011-07-20">
            <text:p>2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6" office:value-type="date" office:date-value="2011-07-21">
            <text:p>2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6" office:value-type="date" office:date-value="2011-07-22">
            <text:p>22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6" office:value-type="date" office:date-value="2011-07-23">
            <text:p>23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6" office:value-type="date" office:date-value="2011-07-24">
            <text:p>24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6" office:value-type="date" office:date-value="2011-07-25">
            <text:p>25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6" office:value-type="date" office:date-value="2011-07-26">
            <text:p>26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6" office:value-type="date" office:date-value="2011-07-27">
            <text:p>27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6" office:value-type="date" office:date-value="2011-07-28">
            <text:p>28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6" office:value-type="date" office:date-value="2011-07-29">
            <text:p>2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6" office:value-type="date" office:date-value="2011-07-30">
            <text:p>3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6" office:value-type="date" office:date-value="2011-07-31">
            <text:p>3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7" office:value-type="date" office:date-value="2011-08-01">
            <text:p>01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 table:formula="of:=[.D2]" office:value-type="float" office:value="55">
            <text:p>55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7" office:value-type="date" office:date-value="2011-08-02">
            <text:p>02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7" office:value-type="date" office:date-value="2011-08-03">
            <text:p>03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7" office:value-type="date" office:date-value="2011-08-04">
            <text:p>04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7" office:value-type="date" office:date-value="2011-08-05">
            <text:p>05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7" office:value-type="date" office:date-value="2011-08-06">
            <text:p>06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7" office:value-type="date" office:date-value="2011-08-07">
            <text:p>07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7" office:value-type="date" office:date-value="2011-08-08">
            <text:p>08/08/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7" office:value-type="date" office:date-value="2011-08-09">
            <text:p>09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7" office:value-type="date" office:date-value="2011-08-10">
            <text:p>10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7" office:value-type="date" office:date-value="2011-08-11">
            <text:p>11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7" office:value-type="date" office:date-value="2011-08-12">
            <text:p>12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7" office:value-type="date" office:date-value="2011-08-13">
            <text:p>13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7" office:value-type="date" office:date-value="2011-08-14">
            <text:p>14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7" office:value-type="date" office:date-value="2011-08-15">
            <text:p>15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7" office:value-type="date" office:date-value="2011-08-16">
            <text:p>16/08/11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7" office:value-type="date" office:date-value="2011-08-17">
            <text:p>17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7" office:value-type="date" office:date-value="2011-08-18">
            <text:p>18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7" office:value-type="date" office:date-value="2011-08-19">
            <text:p>19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7" office:value-type="date" office:date-value="2011-08-20">
            <text:p>20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7" office:value-type="date" office:date-value="2011-08-21">
            <text:p>21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7" office:value-type="date" office:date-value="2011-08-22">
            <text:p>22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7" office:value-type="date" office:date-value="2011-08-23">
            <text:p>23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7" office:value-type="date" office:date-value="2011-08-24">
            <text:p>24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7" office:value-type="date" office:date-value="2011-08-25">
            <text:p>25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7" office:value-type="date" office:date-value="2011-08-26">
            <text:p>26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7" office:value-type="date" office:date-value="2011-08-27">
            <text:p>27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7" office:value-type="date" office:date-value="2011-08-28">
            <text:p>28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7" office:value-type="date" office:date-value="2011-08-29">
            <text:p>29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7" office:value-type="date" office:date-value="2011-08-30">
            <text:p>30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7" office:value-type="date" office:date-value="2011-08-31">
            <text:p>31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8" office:value-type="date" office:date-value="2011-09-01">
            <text:p>01/09/11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8" office:value-type="date" office:date-value="2011-09-02">
            <text:p>02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8" office:value-type="date" office:date-value="2011-09-03">
            <text:p>03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8" office:value-type="date" office:date-value="2011-09-04">
            <text:p>04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8" office:value-type="date" office:date-value="2011-09-05">
            <text:p>05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8" office:value-type="date" office:date-value="2011-09-06">
            <text:p>06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8" office:value-type="date" office:date-value="2011-09-07">
            <text:p>07/09/11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8" office:value-type="date" office:date-value="2011-09-08">
            <text:p>08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8" office:value-type="date" office:date-value="2011-09-09">
            <text:p>09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8" office:value-type="date" office:date-value="2011-09-10">
            <text:p>10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8" office:value-type="date" office:date-value="2011-09-11">
            <text:p>11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8" office:value-type="date" office:date-value="2011-09-12">
            <text:p>12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8" office:value-type="date" office:date-value="2011-09-13">
            <text:p>13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8" office:value-type="date" office:date-value="2011-09-14">
            <text:p>14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8" office:value-type="date" office:date-value="2011-09-15">
            <text:p>15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8" office:value-type="date" office:date-value="2011-09-16">
            <text:p>16/09/11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8" office:value-type="date" office:date-value="2011-09-17">
            <text:p>17/09/1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8" office:value-type="date" office:date-value="2011-09-18">
            <text:p>18/09/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8" office:value-type="date" office:date-value="2011-09-19">
            <text:p>19/09/11</text:p>
          </table:table-cell>
          <table:table-cell table:style-name="ce15" table:formula="of:=[.B74]" office:value-type="float" office:value="36">
            <text:p>36</text:p>
          </table:table-cell>
          <table:table-cell table:style-name="ce15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8" office:value-type="date" office:date-value="2011-09-20">
            <text:p>20/09/11</text:p>
          </table:table-cell>
          <table:table-cell table:style-name="ce15" table:formula="of:=[.B75]" office:value-type="float" office:value="36">
            <text:p>36</text:p>
          </table:table-cell>
          <table:table-cell table:style-name="ce15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8" office:value-type="date" office:date-value="2011-09-21">
            <text:p>21/09/11</text:p>
          </table:table-cell>
          <table:table-cell table:style-name="ce15" table:formula="of:=[.B76]" office:value-type="float" office:value="36">
            <text:p>36</text:p>
          </table:table-cell>
          <table:table-cell table:style-name="ce15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8" office:value-type="date" office:date-value="2011-09-22">
            <text:p>22/09/11</text:p>
          </table:table-cell>
          <table:table-cell table:style-name="ce15" table:formula="of:=[.B77]" office:value-type="float" office:value="36">
            <text:p>36</text:p>
          </table:table-cell>
          <table:table-cell table:style-name="ce15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8" office:value-type="date" office:date-value="2011-09-23">
            <text:p>23/09/11</text:p>
          </table:table-cell>
          <table:table-cell table:style-name="ce15" table:formula="of:=[.B78]" office:value-type="float" office:value="36">
            <text:p>36</text:p>
          </table:table-cell>
          <table:table-cell table:style-name="ce15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8" office:value-type="date" office:date-value="2011-09-24">
            <text:p>24/09/11</text:p>
          </table:table-cell>
          <table:table-cell table:style-name="ce15" table:formula="of:=[.B79]" office:value-type="float" office:value="36">
            <text:p>36</text:p>
          </table:table-cell>
          <table:table-cell table:style-name="ce15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8" office:value-type="date" office:date-value="2011-09-25">
            <text:p>25/09/11</text:p>
          </table:table-cell>
          <table:table-cell table:style-name="ce15" table:formula="of:=[.B80]" office:value-type="float" office:value="36">
            <text:p>36</text:p>
          </table:table-cell>
          <table:table-cell table:style-name="ce15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8" office:value-type="date" office:date-value="2011-09-26">
            <text:p>26/09/11</text:p>
          </table:table-cell>
          <table:table-cell table:style-name="ce15" table:formula="of:=[.B81]" office:value-type="float" office:value="36">
            <text:p>36</text:p>
          </table:table-cell>
          <table:table-cell table:style-name="ce15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8" office:value-type="date" office:date-value="2011-09-27">
            <text:p>27/09/11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8" office:value-type="date" office:date-value="2011-09-28">
            <text:p>28/09/11</text:p>
          </table:table-cell>
          <table:table-cell table:style-name="ce15" table:formula="of:=[.B83]" office:value-type="float" office:value="37">
            <text:p>37</text:p>
          </table:table-cell>
          <table:table-cell table:style-name="ce15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8" office:value-type="date" office:date-value="2011-09-29">
            <text:p>29/09/11</text:p>
          </table:table-cell>
          <table:table-cell table:style-name="ce15" table:formula="of:=[.B84]" office:value-type="float" office:value="37">
            <text:p>37</text:p>
          </table:table-cell>
          <table:table-cell table:style-name="ce15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8" office:value-type="date" office:date-value="2011-09-30">
            <text:p>30/09/11</text:p>
          </table:table-cell>
          <table:table-cell table:style-name="ce15" table:formula="of:=[.B85]" office:value-type="float" office:value="37">
            <text:p>37</text:p>
          </table:table-cell>
          <table:table-cell table:style-name="ce15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9" office:value-type="date" office:date-value="2011-10-01">
            <text:p>01/10/1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9" office:value-type="date" office:date-value="2011-10-02">
            <text:p>02/10/11</text:p>
          </table:table-cell>
          <table:table-cell table:style-name="ce16" table:formula="of:=[.B87]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9" office:value-type="date" office:date-value="2011-10-03">
            <text:p>03/10/11</text:p>
          </table:table-cell>
          <table:table-cell table:style-name="ce16" table:formula="of:=[.B88]" office:value-type="float" office:value="38">
            <text:p>38</text:p>
          </table:table-cell>
          <table:table-cell table:style-name="ce16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9" office:value-type="date" office:date-value="2011-10-04">
            <text:p>04/10/11</text:p>
          </table:table-cell>
          <table:table-cell table:style-name="ce16" table:formula="of:=[.B89]" office:value-type="float" office:value="38">
            <text:p>38</text:p>
          </table:table-cell>
          <table:table-cell table:style-name="ce16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9" office:value-type="date" office:date-value="2011-10-05">
            <text:p>05/10/11</text:p>
          </table:table-cell>
          <table:table-cell table:style-name="ce16" table:formula="of:=[.B90]" office:value-type="float" office:value="38">
            <text:p>38</text:p>
          </table:table-cell>
          <table:table-cell table:style-name="ce16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9" office:value-type="date" office:date-value="2011-10-06">
            <text:p>06/10/11</text:p>
          </table:table-cell>
          <table:table-cell table:style-name="ce16" table:formula="of:=[.B91]" office:value-type="float" office:value="38">
            <text:p>38</text:p>
          </table:table-cell>
          <table:table-cell table:style-name="ce16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9" office:value-type="date" office:date-value="2011-10-07">
            <text:p>07/10/11</text:p>
          </table:table-cell>
          <table:table-cell table:style-name="ce16" table:formula="of:=[.B92]" office:value-type="float" office:value="38">
            <text:p>38</text:p>
          </table:table-cell>
          <table:table-cell table:style-name="ce16" office:value-type="float" office:value="4">
            <text:p>4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9" office:value-type="date" office:date-value="2011-10-08">
            <text:p>08/10/11</text:p>
          </table:table-cell>
          <table:table-cell table:style-name="ce16" office:value-type="float" office:value="39">
            <text:p>39</text:p>
          </table:table-cell>
          <table:table-cell table:style-name="ce16" table:formula="of:=[.C93]" office:value-type="float" office:value="4">
            <text:p>4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9" office:value-type="date" office:date-value="2011-10-09">
            <text:p>09/10/11</text:p>
          </table:table-cell>
          <table:table-cell table:style-name="ce16" office:value-type="float" office:value="40">
            <text:p>40</text:p>
          </table:table-cell>
          <table:table-cell table:style-name="ce16" table:formula="of:=[.C94]" office:value-type="float" office:value="4">
            <text:p>4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9" office:value-type="date" office:date-value="2011-10-10">
            <text:p>10/10/11</text:p>
          </table:table-cell>
          <table:table-cell table:style-name="ce16" table:formula="of:=[.B95]" office:value-type="float" office:value="40">
            <text:p>40</text:p>
          </table:table-cell>
          <table:table-cell table:style-name="ce16" table:formula="of:=[.C95]" office:value-type="float" office:value="4">
            <text:p>4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9" office:value-type="date" office:date-value="2011-10-11">
            <text:p>11/10/1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9" office:value-type="date" office:date-value="2011-10-12">
            <text:p>12/10/11</text:p>
          </table:table-cell>
          <table:table-cell table:style-name="ce16" table:formula="of:=[.B97]" office:value-type="float" office:value="41">
            <text:p>41</text:p>
          </table:table-cell>
          <table:table-cell table:style-name="ce16" table:formula="of:=[.C97]" office:value-type="float" office:value="3">
            <text:p>3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9" office:value-type="date" office:date-value="2011-10-13">
            <text:p>13/10/11</text:p>
          </table:table-cell>
          <table:table-cell table:style-name="ce16" table:formula="of:=[.B98]" office:value-type="float" office:value="41">
            <text:p>41</text:p>
          </table:table-cell>
          <table:table-cell table:style-name="ce16" table:formula="of:=[.C98]" office:value-type="float" office:value="3">
            <text:p>3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9" office:value-type="date" office:date-value="2011-10-14">
            <text:p>14/10/11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9" office:value-type="date" office:date-value="2011-10-15">
            <text:p>15/10/11</text:p>
          </table:table-cell>
          <table:table-cell table:style-name="ce16" table:formula="of:=[.B100]" office:value-type="float" office:value="44">
            <text:p>44</text:p>
          </table:table-cell>
          <table:table-cell table:style-name="ce16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9" office:value-type="date" office:date-value="2011-10-16">
            <text:p>16/10/11</text:p>
          </table:table-cell>
          <table:table-cell table:style-name="ce16" table:formula="of:=[.B101]" office:value-type="float" office:value="44">
            <text:p>44</text:p>
          </table:table-cell>
          <table:table-cell table:style-name="ce16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9" office:value-type="date" office:date-value="2011-10-17">
            <text:p>17/10/11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9" office:value-type="date" office:date-value="2011-10-18">
            <text:p>18/10/11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9" office:value-type="date" office:date-value="2011-10-19">
            <text:p>19/10/11</text:p>
          </table:table-cell>
          <table:table-cell table:style-name="ce16" table:formula="of:=[.B104]" office:value-type="float" office:value="48">
            <text:p>48</text:p>
          </table:table-cell>
          <table:table-cell table:style-name="ce16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9" office:value-type="date" office:date-value="2011-10-20">
            <text:p>20/10/11</text:p>
          </table:table-cell>
          <table:table-cell table:style-name="ce16" table:formula="of:=[.B105]" office:value-type="float" office:value="48">
            <text:p>48</text:p>
          </table:table-cell>
          <table:table-cell table:style-name="ce16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9" office:value-type="date" office:date-value="2011-10-21">
            <text:p>21/10/11</text:p>
          </table:table-cell>
          <table:table-cell table:style-name="ce16" table:formula="of:=[.B106]" office:value-type="float" office:value="48">
            <text:p>48</text:p>
          </table:table-cell>
          <table:table-cell table:style-name="ce16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9" office:value-type="date" office:date-value="2011-10-22">
            <text:p>22/10/11</text:p>
          </table:table-cell>
          <table:table-cell table:style-name="ce16" table:formula="of:=[.B107]" office:value-type="float" office:value="48">
            <text:p>48</text:p>
          </table:table-cell>
          <table:table-cell table:style-name="ce16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9" office:value-type="date" office:date-value="2011-10-23">
            <text:p>23/10/11</text:p>
          </table:table-cell>
          <table:table-cell table:style-name="ce16" table:formula="of:=[.B108]" office:value-type="float" office:value="48">
            <text:p>48</text:p>
          </table:table-cell>
          <table:table-cell table:style-name="ce16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9" office:value-type="date" office:date-value="2011-10-24">
            <text:p>24/10/11</text:p>
          </table:table-cell>
          <table:table-cell table:style-name="ce16" table:formula="of:=[.B109]" office:value-type="float" office:value="48">
            <text:p>48</text:p>
          </table:table-cell>
          <table:table-cell table:style-name="ce16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9" office:value-type="date" office:date-value="2011-10-25">
            <text:p>25/10/11</text:p>
          </table:table-cell>
          <table:table-cell table:style-name="ce16" table:formula="of:=[.B110]" office:value-type="float" office:value="48">
            <text:p>48</text:p>
          </table:table-cell>
          <table:table-cell table:style-name="ce16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9" office:value-type="date" office:date-value="2011-10-26">
            <text:p>26/10/11</text:p>
          </table:table-cell>
          <table:table-cell table:style-name="ce16" table:formula="of:=[.B111]" office:value-type="float" office:value="48">
            <text:p>48</text:p>
          </table:table-cell>
          <table:table-cell table:style-name="ce16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9" office:value-type="date" office:date-value="2011-10-27">
            <text:p>27/10/11</text:p>
          </table:table-cell>
          <table:table-cell table:style-name="ce16" table:formula="of:=[.B112]" office:value-type="float" office:value="48">
            <text:p>48</text:p>
          </table:table-cell>
          <table:table-cell table:style-name="ce16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9" office:value-type="date" office:date-value="2011-10-28">
            <text:p>28/10/11</text:p>
          </table:table-cell>
          <table:table-cell table:style-name="ce16" table:formula="of:=[.B113]" office:value-type="float" office:value="48">
            <text:p>48</text:p>
          </table:table-cell>
          <table:table-cell table:style-name="ce16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9" office:value-type="date" office:date-value="2011-10-29">
            <text:p>29/10/11</text:p>
          </table:table-cell>
          <table:table-cell table:style-name="ce16" table:formula="of:=[.B114]" office:value-type="float" office:value="48">
            <text:p>48</text:p>
          </table:table-cell>
          <table:table-cell table:style-name="ce16" table:formula="of:=[.C114]" office:value-type="float" office:value="2">
            <text:p>2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9" office:value-type="date" office:date-value="2011-10-30">
            <text:p>30/10/11</text:p>
          </table:table-cell>
          <table:table-cell table:style-name="ce16" table:formula="of:=[.B115]" office:value-type="float" office:value="48">
            <text:p>48</text:p>
          </table:table-cell>
          <table:table-cell table:style-name="ce16" table:formula="of:=[.C115]" office:value-type="float" office:value="2">
            <text:p>2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9" office:value-type="date" office:date-value="2011-10-31">
            <text:p>31/10/11</text:p>
          </table:table-cell>
          <table:table-cell table:style-name="ce16" table:formula="of:=[.B116]" office:value-type="float" office:value="48">
            <text:p>48</text:p>
          </table:table-cell>
          <table:table-cell table:style-name="ce16" table:formula="of:=[.C116]" office:value-type="float" office:value="2">
            <text:p>2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10" office:value-type="date" office:date-value="2011-11-01">
            <text:p>01/11/11</text:p>
          </table:table-cell>
          <table:table-cell table:style-name="ce17" table:formula="of:=[.B117]" office:value-type="float" office:value="48">
            <text:p>48</text:p>
          </table:table-cell>
          <table:table-cell table:style-name="ce17" table:formula="of:=[.C117]" office:value-type="float" office:value="2">
            <text:p>2</text:p>
          </table:table-cell>
          <table:table-cell table:formula="of:=[.D2]" office:value-type="float" office:value="55">
            <text:p>55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10" office:value-type="date" office:date-value="2011-11-02">
            <text:p>02/11/11</text:p>
          </table:table-cell>
          <table:table-cell table:style-name="ce17" table:formula="of:=[.B118]" office:value-type="float" office:value="48">
            <text:p>48</text:p>
          </table:table-cell>
          <table:table-cell table:style-name="ce17" table:formula="of:=[.C118]" office:value-type="float" office:value="2">
            <text:p>2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10" office:value-type="date" office:date-value="2011-11-03">
            <text:p>03/11/11</text:p>
          </table:table-cell>
          <table:table-cell table:style-name="ce17" table:formula="of:=[.B119]" office:value-type="float" office:value="48">
            <text:p>48</text:p>
          </table:table-cell>
          <table:table-cell table:style-name="ce17" table:formula="of:=[.C119]" office:value-type="float" office:value="2">
            <text:p>2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10" office:value-type="date" office:date-value="2011-11-04">
            <text:p>04/11/11</text:p>
          </table:table-cell>
          <table:table-cell table:style-name="ce17" table:formula="of:=[.B120]" office:value-type="float" office:value="48">
            <text:p>48</text:p>
          </table:table-cell>
          <table:table-cell table:style-name="ce17" table:formula="of:=[.C120]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 table:number-rows-repeated="104845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00:44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1-07-08T20:46:43</meta:creation-date>
    <dc:date>2011-10-19T00:44:31</dc:date>
    <dc:creator>guilherme </dc:creator>
    <meta:editing-duration>P1DT1H6M12S</meta:editing-duration>
    <meta:editing-cycles>148</meta:editing-cycles>
    <meta:generator>LibreOffice/3.4$Linux LibreOffice_project/340m1$Build-302</meta:generator>
    <meta:document-statistic meta:table-count="4" meta:cell-count="6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5037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03cm" svg:height="9.032cm" xlink:href=".." xlink:type="simple" chart:class="chart:area" chart:style-name="ch1">
        <chart:title svg:x="5.246cm" svg:y="0.316cm" chart:style-name="ch2">
          <text:p>Grafico de Trabalho Acumulado</text:p>
        </chart:title>
        <chart:legend chart:legend-position="bottom" svg:x="5.961cm" svg:y="8.249cm" style:legend-expansion="wide" chart:style-name="ch3"/>
        <chart:plot-area chart:style-name="ch4" table:cell-range-address="'Trabalho acumulado'.A1:'Trabalho acumulado'.C121" chart:data-source-has-labels="both" svg:x="0.873cm" svg:y="1.821cm" svg:width="15.375cm" svg:height="5.81cm">
          <chartooo:coordinate-region svg:x="1.494cm" svg:y="1.821cm" svg:width="14.754cm" svg:height="5.611cm"/>
          <chart:axis chart:dimension="x" chart:name="primary-x" chart:style-name="ch5" chartooo:axis-type="text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float" office:value="40732">
                <text:p>40730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6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7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2">
                <text:p>4080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3">
                <text:p>4080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04">
                <text:p>4080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1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6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18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4">
                <text:p>4082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5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30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1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2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3">
                <text:p>4083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7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8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9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0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2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5">
                <text:p>4085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6">
                <text:p>4085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7">
                <text:p>4085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9">
                <text:p>4085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51">
                <text:p>4085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